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1" calcext:value-type="float">
            <text:p>97,21</text:p>
          </table:table-cell>
          <table:table-cell office:value-type="float" office:value="2.79" calcext:value-type="float">
            <text:p>2,79</text:p>
          </table:table-cell>
          <table:table-cell office:value-type="float" office:value="6908" calcext:value-type="float">
            <text:p>6908</text:p>
          </table:table-cell>
          <table:table-cell office:value-type="float" office:value="12246" calcext:value-type="float">
            <text:p>12246</text:p>
          </table:table-cell>
          <table:table-cell office:value-type="float" office:value="351" calcext:value-type="float">
            <text:p>351</text:p>
          </table:table-cell>
          <table:table-cell office:value-type="float" office:value="1516.21359706" calcext:value-type="float">
            <text:p>1516,21359706</text:p>
          </table:table-cell>
          <table:table-cell office:value-type="float" office:value="10.7935450077" calcext:value-type="float">
            <text:p>10,7935450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8" calcext:value-type="float">
            <text:p>97,18</text:p>
          </table:table-cell>
          <table:table-cell office:value-type="float" office:value="2.82" calcext:value-type="float">
            <text:p>2,82</text:p>
          </table:table-cell>
          <table:table-cell office:value-type="float" office:value="6950" calcext:value-type="float">
            <text:p>6950</text:p>
          </table:table-cell>
          <table:table-cell office:value-type="float" office:value="12242" calcext:value-type="float">
            <text:p>12242</text:p>
          </table:table-cell>
          <table:table-cell office:value-type="float" office:value="355" calcext:value-type="float">
            <text:p>355</text:p>
          </table:table-cell>
          <table:table-cell office:value-type="float" office:value="1528.90223908" calcext:value-type="float">
            <text:p>1528,90223908</text:p>
          </table:table-cell>
          <table:table-cell office:value-type="float" office:value="10.8881518841" calcext:value-type="float">
            <text:p>10,8881518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6875" calcext:value-type="float">
            <text:p>6875</text:p>
          </table:table-cell>
          <table:table-cell office:value-type="float" office:value="12256" calcext:value-type="float">
            <text:p>12256</text:p>
          </table:table-cell>
          <table:table-cell office:value-type="float" office:value="341" calcext:value-type="float">
            <text:p>341</text:p>
          </table:table-cell>
          <table:table-cell office:value-type="float" office:value="1536.01381397" calcext:value-type="float">
            <text:p>1536,01381397</text:p>
          </table:table-cell>
          <table:table-cell office:value-type="float" office:value="10.7240700722" calcext:value-type="float">
            <text:p>10,724070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office:value-type="float" office:value="6916" calcext:value-type="float">
            <text:p>6916</text:p>
          </table:table-cell>
          <table:table-cell office:value-type="float" office:value="12241" calcext:value-type="float">
            <text:p>12241</text:p>
          </table:table-cell>
          <table:table-cell office:value-type="float" office:value="356" calcext:value-type="float">
            <text:p>356</text:p>
          </table:table-cell>
          <table:table-cell office:value-type="float" office:value="1542.31552505" calcext:value-type="float">
            <text:p>1542,31552505</text:p>
          </table:table-cell>
          <table:table-cell office:value-type="float" office:value="10.8443410397" calcext:value-type="float">
            <text:p>10,8443410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7" calcext:value-type="float">
            <text:p>97,37</text:p>
          </table:table-cell>
          <table:table-cell office:value-type="float" office:value="2.63" calcext:value-type="float">
            <text:p>2,63</text:p>
          </table:table-cell>
          <table:table-cell office:value-type="float" office:value="6931" calcext:value-type="float">
            <text:p>6931</text:p>
          </table:table-cell>
          <table:table-cell office:value-type="float" office:value="12266" calcext:value-type="float">
            <text:p>12266</text:p>
          </table:table-cell>
          <table:table-cell office:value-type="float" office:value="331" calcext:value-type="float">
            <text:p>331</text:p>
          </table:table-cell>
          <table:table-cell office:value-type="float" office:value="1563.28716397" calcext:value-type="float">
            <text:p>1563,28716397</text:p>
          </table:table-cell>
          <table:table-cell office:value-type="float" office:value="10.8531398773" calcext:value-type="float">
            <text:p>10,8531398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5" calcext:value-type="float">
            <text:p>97,15</text:p>
          </table:table-cell>
          <table:table-cell office:value-type="float" office:value="2.85" calcext:value-type="float">
            <text:p>2,85</text:p>
          </table:table-cell>
          <table:table-cell office:value-type="float" office:value="6968" calcext:value-type="float">
            <text:p>6968</text:p>
          </table:table-cell>
          <table:table-cell office:value-type="float" office:value="12238" calcext:value-type="float">
            <text:p>12238</text:p>
          </table:table-cell>
          <table:table-cell office:value-type="float" office:value="259" calcext:value-type="float">
            <text:p>259</text:p>
          </table:table-cell>
          <table:table-cell office:value-type="float" office:value="1561.92254591" calcext:value-type="float">
            <text:p>1561,92254591</text:p>
          </table:table-cell>
          <table:table-cell office:value-type="float" office:value="10.9072420597" calcext:value-type="float">
            <text:p>10,907242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office:value-type="float" office:value="2.87" calcext:value-type="float">
            <text:p>2,87</text:p>
          </table:table-cell>
          <table:table-cell office:value-type="float" office:value="6962" calcext:value-type="float">
            <text:p>6962</text:p>
          </table:table-cell>
          <table:table-cell office:value-type="float" office:value="12235" calcext:value-type="float">
            <text:p>12235</text:p>
          </table:table-cell>
          <table:table-cell office:value-type="float" office:value="362" calcext:value-type="float">
            <text:p>362</text:p>
          </table:table-cell>
          <table:table-cell office:value-type="float" office:value="1568.60395694" calcext:value-type="float">
            <text:p>1568,60395694</text:p>
          </table:table-cell>
          <table:table-cell office:value-type="float" office:value="10.8916931152" calcext:value-type="float">
            <text:p>10,8916931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" calcext:value-type="float">
            <text:p>97,1</text:p>
          </table:table-cell>
          <table:table-cell office:value-type="float" office:value="2.9" calcext:value-type="float">
            <text:p>2,9</text:p>
          </table:table-cell>
          <table:table-cell office:value-type="float" office:value="7074" calcext:value-type="float">
            <text:p>7074</text:p>
          </table:table-cell>
          <table:table-cell office:value-type="float" office:value="12233" calcext:value-type="float">
            <text:p>12233</text:p>
          </table:table-cell>
          <table:table-cell office:value-type="float" office:value="365" calcext:value-type="float">
            <text:p>365</text:p>
          </table:table-cell>
          <table:table-cell office:value-type="float" office:value="1574.24646187" calcext:value-type="float">
            <text:p>1574,24646187</text:p>
          </table:table-cell>
          <table:table-cell office:value-type="float" office:value="11.0831041336" calcext:value-type="float">
            <text:p>11,0831041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office:value-type="float" office:value="3.1" calcext:value-type="float">
            <text:p>3,1</text:p>
          </table:table-cell>
          <table:table-cell office:value-type="float" office:value="7218" calcext:value-type="float">
            <text:p>7218</text:p>
          </table:table-cell>
          <table:table-cell office:value-type="float" office:value="12208" calcext:value-type="float">
            <text:p>12208</text:p>
          </table:table-cell>
          <table:table-cell office:value-type="float" office:value="390" calcext:value-type="float">
            <text:p>390</text:p>
          </table:table-cell>
          <table:table-cell office:value-type="float" office:value="1579.68331695" calcext:value-type="float">
            <text:p>1579,68331695</text:p>
          </table:table-cell>
          <table:table-cell office:value-type="float" office:value="11.3317070007" calcext:value-type="float">
            <text:p>11,3317070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6998" calcext:value-type="float">
            <text:p>6998</text:p>
          </table:table-cell>
          <table:table-cell office:value-type="float" office:value="12257" calcext:value-type="float">
            <text:p>12257</text:p>
          </table:table-cell>
          <table:table-cell office:value-type="float" office:value="341" calcext:value-type="float">
            <text:p>341</text:p>
          </table:table-cell>
          <table:table-cell office:value-type="float" office:value="1589.35959005" calcext:value-type="float">
            <text:p>1589,35959005</text:p>
          </table:table-cell>
          <table:table-cell office:value-type="float" office:value="10.9950489998" calcext:value-type="float">
            <text:p>10,99504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179" calcext:value-type="float">
            <text:p>97,179</text:p>
          </table:table-cell>
          <table:table-cell table:formula="of:=AVERAGE([.C2:.C11])" office:value-type="float" office:value="2.821" calcext:value-type="float">
            <text:p>2,821</text:p>
          </table:table-cell>
          <table:table-cell table:formula="of:=AVERAGE([.D2:.D11])" office:value-type="float" office:value="6980" calcext:value-type="float">
            <text:p>6980</text:p>
          </table:table-cell>
          <table:table-cell table:formula="of:=AVERAGE([.E2:.E11])" office:value-type="float" office:value="12242.2" calcext:value-type="float">
            <text:p>12242,2</text:p>
          </table:table-cell>
          <table:table-cell table:formula="of:=AVERAGE([.F2:.F11])" office:value-type="float" office:value="345.1" calcext:value-type="float">
            <text:p>345,1</text:p>
          </table:table-cell>
          <table:table-cell table:formula="of:=SUM([.G2:.G11])/10" office:value-type="float" office:value="1556.054821085" calcext:value-type="float">
            <text:p>1556,054821085</text:p>
          </table:table-cell>
          <table:table-cell table:formula="of:=SUM([.H2:.H11])/10" office:value-type="float" office:value="10.931204319" calcext:value-type="float">
            <text:p>10,9312043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54100182583155" calcext:value-type="float">
            <text:p>0,554100182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7.8" calcext:value-type="float">
            <text:p>5847,8</text:p>
          </table:table-cell>
          <table:table-cell table:formula="of:=AVERAGE([.I18:.I27])" office:value-type="float" office:value="15.2" calcext:value-type="float">
            <text:p>15,2</text:p>
          </table:table-cell>
          <table:table-cell table:number-columns-repeated="3"/>
          <table:table-cell office:value-type="float" office:value="5901" calcext:value-type="float">
            <text:p>5901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9.9" calcext:value-type="float">
            <text:p>339,9</text:p>
          </table:table-cell>
          <table:table-cell table:formula="of:=AVERAGE([.J18:.J27])" office:value-type="float" office:value="6394.4" calcext:value-type="float">
            <text:p>6394,4</text:p>
          </table:table-cell>
          <table:table-cell table:number-columns-repeated="3"/>
          <table:table-cell office:value-type="float" office:value="5790" calcext:value-type="float">
            <text:p>5790</text:p>
          </table:table-cell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table:number-columns-repeated="6"/>
          <table:table-cell office:value-type="float" office:value="5937" calcext:value-type="float">
            <text:p>5937</text:p>
          </table:table-cell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table:number-columns-repeated="4"/>
          <table:table-cell office:value-type="float" office:value="5884" calcext:value-type="float">
            <text:p>5884</text:p>
          </table:table-cell>
          <table:table-cell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5804" calcext:value-type="float">
            <text:p>5804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94" calcext:value-type="float">
            <text:p>6394</text:p>
          </table:table-cell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table:number-columns-repeated="6"/>
          <table:table-cell office:value-type="float" office:value="5885" calcext:value-type="float">
            <text:p>5885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number-columns-repeated="6"/>
          <table:table-cell office:value-type="float" office:value="5779" calcext:value-type="float">
            <text:p>5779</text:p>
          </table:table-cell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818686988966" calcext:value-type="float">
            <text:p>0,971818687</text:p>
          </table:table-cell>
          <table:table-cell table:number-columns-repeated="4"/>
          <table:table-cell table:formula="of:=AVERAGE([.G18:.G27])" office:value-type="float" office:value="5847.8" calcext:value-type="float">
            <text:p>5847,8</text:p>
          </table:table-cell>
          <table:table-cell table:formula="of:=AVERAGE([.H18:.H27])" office:value-type="float" office:value="339.9" calcext:value-type="float">
            <text:p>339,9</text:p>
          </table:table-cell>
          <table:table-cell table:formula="of:=AVERAGE([.I18:.I27])" office:value-type="float" office:value="15.2" calcext:value-type="float">
            <text:p>15,2</text:p>
          </table:table-cell>
          <table:table-cell table:formula="of:=AVERAGE([.J18:.J27])" office:value-type="float" office:value="6394.4" calcext:value-type="float">
            <text:p>6394,4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1813130110344" calcext:value-type="float">
            <text:p>0,028181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441582807436" calcext:value-type="float">
            <text:p>0,9974415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509949509949" calcext:value-type="float">
            <text:p>0,949509949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1:51:57.1294159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52:28.123285485</meta:creation-date>
    <meta:editing-duration>PT35M56S</meta:editing-duration>
    <meta:editing-cycles>3</meta:editing-cycles>
    <meta:generator>LibreOffice/5.1.6.2$Linux_X86_64 LibreOffice_project/10m0$Build-2</meta:generator>
    <dc:date>2018-01-03T22:32:53.084634210</dc:date>
    <meta:document-statistic meta:table-count="1" meta:cell-count="166" meta:object-count="0"/>
  </office:meta>
</office:document-meta>
</file>